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10.289cm"/>
    </style:style>
    <style:style style:name="co12" style:family="table-column">
      <style:table-column-properties fo:break-before="auto" style:column-width="10.4cm"/>
    </style:style>
    <style:style style:name="co13" style:family="table-column">
      <style:table-column-properties fo:break-before="auto" style:column-width="19.794cm"/>
    </style:style>
    <style:style style:name="co14" style:family="table-column">
      <style:table-column-properties fo:break-before="auto" style:column-width="4.471cm"/>
    </style:style>
    <style:style style:name="co15" style:family="table-column">
      <style:table-column-properties fo:break-before="auto" style:column-width="5.625cm"/>
    </style:style>
    <style:style style:name="co16" style:family="table-column">
      <style:table-column-properties fo:break-before="auto" style:column-width="4.433cm"/>
    </style:style>
    <style:style style:name="co17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3.011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21" style:family="table-column">
      <style:table-column-properties fo:break-before="auto" style:column-width="3.417cm"/>
    </style:style>
    <style:style style:name="co22" style:family="table-column">
      <style:table-column-properties fo:break-before="auto" style:column-width="19.29cm"/>
    </style:style>
    <style:style style:name="co23" style:family="table-column">
      <style:table-column-properties fo:break-before="auto" style:column-width="4.845cm"/>
    </style:style>
    <style:style style:name="co24" style:family="table-column">
      <style:table-column-properties fo:break-before="auto" style:column-width="3.999cm"/>
    </style:style>
    <style:style style:name="co25" style:family="table-column">
      <style:table-column-properties fo:break-before="auto" style:column-width="4.688cm"/>
    </style:style>
    <style:style style:name="co26" style:family="table-column">
      <style:table-column-properties fo:break-before="auto" style:column-width="2.976cm"/>
    </style:style>
    <style:style style:name="co27" style:family="table-column">
      <style:table-column-properties fo:break-before="auto" style:column-width="0.991cm"/>
    </style:style>
    <style:style style:name="co28" style:family="table-column">
      <style:table-column-properties fo:break-before="auto" style:column-width="2.9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.217cm"/>
    </style:style>
    <style:style style:name="co31" style:family="table-column">
      <style:table-column-properties fo:break-before="auto" style:column-width="15.487cm"/>
    </style:style>
    <style:style style:name="co32" style:family="table-column">
      <style:table-column-properties fo:break-before="auto" style:column-width="3.134cm"/>
    </style:style>
    <style:style style:name="co33" style:family="table-column">
      <style:table-column-properties fo:break-before="auto" style:column-width="9.917cm"/>
    </style:style>
    <style:style style:name="co34" style:family="table-column">
      <style:table-column-properties fo:break-before="auto" style:column-width="18.789cm"/>
    </style:style>
    <style:style style:name="co35" style:family="table-column">
      <style:table-column-properties fo:break-before="auto" style:column-width="2.593cm"/>
    </style:style>
    <style:style style:name="co36" style:family="table-column">
      <style:table-column-properties fo:break-before="auto" style:column-width="5.198cm"/>
    </style:style>
    <style:style style:name="co37" style:family="table-column">
      <style:table-column-properties fo:break-before="auto" style:column-width="5.796cm"/>
    </style:style>
    <style:style style:name="co38" style:family="table-column">
      <style:table-column-properties fo:break-before="auto" style:column-width="4.858cm"/>
    </style:style>
    <style:style style:name="co39" style:family="table-column">
      <style:table-column-properties fo:break-before="auto" style:column-width="1.247cm"/>
    </style:style>
    <style:style style:name="co40" style:family="table-column">
      <style:table-column-properties fo:break-before="auto" style:column-width="0.961cm"/>
    </style:style>
    <style:style style:name="co41" style:family="table-column">
      <style:table-column-properties fo:break-before="auto" style:column-width="10.841cm"/>
    </style:style>
    <style:style style:name="co42" style:family="table-column">
      <style:table-column-properties fo:break-before="auto" style:column-width="1.886cm"/>
    </style:style>
    <style:style style:name="co43" style:family="table-column">
      <style:table-column-properties fo:break-before="auto" style:column-width="13.164cm"/>
    </style:style>
    <style:style style:name="co44" style:family="table-column">
      <style:table-column-properties fo:break-before="auto" style:column-width="39.516cm"/>
    </style:style>
    <style:style style:name="co45" style:family="table-column">
      <style:table-column-properties fo:break-before="auto" style:column-width="5.11cm"/>
    </style:style>
    <style:style style:name="co46" style:family="table-column">
      <style:table-column-properties fo:break-before="auto" style:column-width="4.942cm"/>
    </style:style>
    <style:style style:name="co47" style:family="table-column">
      <style:table-column-properties fo:break-before="auto" style:column-width="5.071cm"/>
    </style:style>
    <style:style style:name="co48" style:family="table-column">
      <style:table-column-properties fo:break-before="auto" style:column-width="3.526cm"/>
    </style:style>
    <style:style style:name="co49" style:family="table-column">
      <style:table-column-properties fo:break-before="auto" style:column-width="11.606cm"/>
    </style:style>
    <style:style style:name="co50" style:family="table-column">
      <style:table-column-properties fo:break-before="auto" style:column-width="7.459cm"/>
    </style:style>
    <style:style style:name="co51" style:family="table-column">
      <style:table-column-properties fo:break-before="auto" style:column-width="4.001cm"/>
    </style:style>
    <style:style style:name="co52" style:family="table-column">
      <style:table-column-properties fo:break-before="auto" style:column-width="5.193cm"/>
    </style:style>
    <style:style style:name="co53" style:family="table-column">
      <style:table-column-properties fo:break-before="auto" style:column-width="1.836cm"/>
    </style:style>
    <style:style style:name="co54" style:family="table-column">
      <style:table-column-properties fo:break-before="auto" style:column-width="4.713cm"/>
    </style:style>
    <style:style style:name="co55" style:family="table-column">
      <style:table-column-properties fo:break-before="auto" style:column-width="4.45cm"/>
    </style:style>
    <style:style style:name="co56" style:family="table-column">
      <style:table-column-properties fo:break-before="auto" style:column-width="11.13cm"/>
    </style:style>
    <style:style style:name="co57" style:family="table-column">
      <style:table-column-properties fo:break-before="auto" style:column-width="2.39cm"/>
    </style:style>
    <style:style style:name="co58" style:family="table-column">
      <style:table-column-properties fo:break-before="auto" style:column-width="17.494cm"/>
    </style:style>
    <style:style style:name="co59" style:family="table-column">
      <style:table-column-properties fo:break-before="auto" style:column-width="21.191cm"/>
    </style:style>
    <style:style style:name="co60" style:family="table-column">
      <style:table-column-properties fo:break-before="auto" style:column-width="4.925cm"/>
    </style:style>
    <style:style style:name="co61" style:family="table-column">
      <style:table-column-properties fo:break-before="auto" style:column-width="3.948cm"/>
    </style:style>
    <style:style style:name="co62" style:family="table-column">
      <style:table-column-properties fo:break-before="auto" style:column-width="5.743cm"/>
    </style:style>
    <style:style style:name="co63" style:family="table-column">
      <style:table-column-properties fo:break-before="auto" style:column-width="2.205cm"/>
    </style:style>
    <style:style style:name="co64" style:family="table-column">
      <style:table-column-properties fo:break-before="auto" style:column-width="4.159cm"/>
    </style:style>
    <style:style style:name="co65" style:family="table-column">
      <style:table-column-properties fo:break-before="auto" style:column-width="4.389cm"/>
    </style:style>
    <style:style style:name="co66" style:family="table-column">
      <style:table-column-properties fo:break-before="auto" style:column-width="0.676cm"/>
    </style:style>
    <style:style style:name="co67" style:family="table-column">
      <style:table-column-properties fo:break-before="auto" style:column-width="3.921cm"/>
    </style:style>
    <style:style style:name="co68" style:family="table-column">
      <style:table-column-properties fo:break-before="auto" style:column-width="4.731cm"/>
    </style:style>
    <style:style style:name="co69" style:family="table-column">
      <style:table-column-properties fo:break-before="auto" style:column-width="2.318cm"/>
    </style:style>
    <style:style style:name="co70" style:family="table-column">
      <style:table-column-properties fo:break-before="auto" style:column-width="3.861cm"/>
    </style:style>
    <style:style style:name="co71" style:family="table-column">
      <style:table-column-properties fo:break-before="auto" style:column-width="9.89cm"/>
    </style:style>
    <style:style style:name="co72" style:family="table-column">
      <style:table-column-properties fo:break-before="auto" style:column-width="9.493cm"/>
    </style:style>
    <style:style style:name="co73" style:family="table-column">
      <style:table-column-properties fo:break-before="auto" style:column-width="18.71cm"/>
    </style:style>
    <style:style style:name="co74" style:family="table-column">
      <style:table-column-properties fo:break-before="auto" style:column-width="2.085cm"/>
    </style:style>
    <style:style style:name="co75" style:family="table-column">
      <style:table-column-properties fo:break-before="auto" style:column-width="3.307cm"/>
    </style:style>
    <style:style style:name="co76" style:family="table-column">
      <style:table-column-properties fo:break-before="auto" style:column-width="3.251cm"/>
    </style:style>
    <style:style style:name="co77" style:family="table-column">
      <style:table-column-properties fo:break-before="auto" style:column-width="3.454cm"/>
    </style:style>
    <style:style style:name="co78" style:family="table-column">
      <style:table-column-properties fo:break-before="auto" style:column-width="1.141cm"/>
    </style:style>
    <style:style style:name="co79" style:family="table-column">
      <style:table-column-properties fo:break-before="auto" style:column-width="1.919cm"/>
    </style:style>
    <style:style style:name="co80" style:family="table-column">
      <style:table-column-properties fo:break-before="auto" style:column-width="3.14cm"/>
    </style:style>
    <style:style style:name="co81" style:family="table-column">
      <style:table-column-properties fo:break-before="auto" style:column-width="0.884cm"/>
    </style:style>
    <style:style style:name="co82" style:family="table-column">
      <style:table-column-properties fo:break-before="auto" style:column-width="0.699cm"/>
    </style:style>
    <style:style style:name="co83" style:family="table-column">
      <style:table-column-properties fo:break-before="auto" style:column-width="1.05cm"/>
    </style:style>
    <style:style style:name="co84" style:family="table-column">
      <style:table-column-properties fo:break-before="auto" style:column-width="10.41cm"/>
    </style:style>
    <style:style style:name="co85" style:family="table-column">
      <style:table-column-properties fo:break-before="auto" style:column-width="1.326cm"/>
    </style:style>
    <style:style style:name="co86" style:family="table-column">
      <style:table-column-properties fo:break-before="auto" style:column-width="1.558cm"/>
    </style:style>
    <style:style style:name="co87" style:family="table-column">
      <style:table-column-properties fo:break-before="auto" style:column-width="1.058cm"/>
    </style:style>
    <style:style style:name="co88" style:family="table-column">
      <style:table-column-properties fo:break-before="auto" style:column-width="3.261cm"/>
    </style:style>
    <style:style style:name="co89" style:family="table-column">
      <style:table-column-properties fo:break-before="auto" style:column-width="3.42cm"/>
    </style:style>
    <style:style style:name="co90" style:family="table-column">
      <style:table-column-properties fo:break-before="auto" style:column-width="3.168cm"/>
    </style:style>
    <style:style style:name="co91" style:family="table-column">
      <style:table-column-properties fo:break-before="auto" style:column-width="11.922cm"/>
    </style:style>
    <style:style style:name="co92" style:family="table-column">
      <style:table-column-properties fo:break-before="auto" style:column-width="4.253cm"/>
    </style:style>
    <style:style style:name="co93" style:family="table-column">
      <style:table-column-properties fo:break-before="auto" style:column-width="2.24cm"/>
    </style:style>
    <style:style style:name="co94" style:family="table-column">
      <style:table-column-properties fo:break-before="auto" style:column-width="12.899cm"/>
    </style:style>
    <style:style style:name="co95" style:family="table-column">
      <style:table-column-properties fo:break-before="auto" style:column-width="11.6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Classe">
      <style:table-properties table:display="true" style:writing-mode="lr-tb"/>
    </style:style>
    <style:style style:name="ta2" style:family="table" style:master-page-name="PageStyle_5f_Espece">
      <style:table-properties table:display="true" style:writing-mode="lr-tb"/>
    </style:style>
    <style:style style:name="ta3" style:family="table" style:master-page-name="PageStyle_5f_enclos">
      <style:table-properties table:display="true" style:writing-mode="lr-tb"/>
    </style:style>
    <style:style style:name="ta4" style:family="table" style:master-page-name="PageStyle_5f_animal">
      <style:table-properties table:display="true" style:writing-mode="lr-tb"/>
    </style:style>
    <style:style style:name="ta5" style:family="table" style:master-page-name="PageStyle_5f_carnetSante">
      <style:table-properties table:display="true" style:writing-mode="lr-tb"/>
    </style:style>
    <style:style style:name="ta6" style:family="table" style:master-page-name="PageStyle_5f_entree">
      <style:table-properties table:display="true" style:writing-mode="lr-tb"/>
    </style:style>
    <style:style style:name="ta7" style:family="table" style:master-page-name="PageStyle_5f_DemandeAdoption">
      <style:table-properties table:display="true" style:writing-mode="lr-tb"/>
    </style:style>
    <style:style style:name="ta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transparent"/>
      <style:text-properties fo:color="#000000"/>
    </style:style>
    <style:style style:name="ce48" style:family="table-cell" style:parent-style-name="Default">
      <style:table-cell-properties fo:background-color="#e6e6ff"/>
      <style:text-properties fo:color="#000000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71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" table:default-cell-style-name="ce4"/>
        <table:table-column table:style-name="co5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: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gif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2" table:print="false">
        <table:table-column table:style-name="co1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" table:number-columns-repeated="3" table:default-cell-style-name="ce4"/>
        <table:table-column table:style-name="co11" table:default-cell-style-name="ce4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6" table:default-cell-style-name="ce23"/>
        <table:table-column table:style-name="co14" table:default-cell-style-name="ce23"/>
        <table:table-column table:style-name="co6" table:number-columns-repeated="240" table:default-cell-style-name="ce23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17" table:number-columns-repeated="2"/>
          <table:table-cell table:style-name="ce19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ESPECE</text:p>
          </table:table-cell>
          <table:table-cell table:style-name="ce2" table:number-columns-repeated="8"/>
          <table:table-cell table:style-name="ce18" table:number-columns-repeated="2"/>
          <table:table-cell table:number-columns-repeated="240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office:value-type="string">
            <text:p>ICON</text:p>
          </table:table-cell>
          <table:table-cell office:value-type="string">
            <text:p>espece.gif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: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CLASSE&amp;CL_NOM=%CT%</text:p>
          </table:table-cell>
          <table:table-cell table:style-name="ce21"/>
          <table:table-cell table:style-name="ce21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ES_CLASSE,ES_ORDRE):ES_ORDR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16" office:value-type="string">
            <text:p>0|Non,1|Oui</text:p>
          </table:table-cell>
          <table:table-cell table:style-name="ce6"/>
          <table:table-cell table:style-name="ce21"/>
          <table:table-cell table:style-name="ce21" office:value-type="string">
            <text:p>eformat=bool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3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21"/>
          <table:table-cell table:style-name="ce21" office:value-type="string">
            <text:p>system=yes|multiple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7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9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22"/>
          <table:table-cell table:style-name="ce22" office:value-type="string">
            <text:p>ltarget=_self</text:p>
          </table:table-cell>
          <table:table-cell table:number-columns-repeated="240"/>
        </table:table-row>
        <table:table-row table:style-name="ro1" table:number-rows-repeated="4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18" table:number-columns-repeated="2"/>
          <table:table-cell table:number-columns-repeated="240"/>
        </table:table-row>
        <table:table-row table:style-name="ro4" table:number-rows-repeated="20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3" table:print="false"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1" table:default-cell-style-name="ce4"/>
        <table:table-column table:style-name="co21" table:default-cell-style-name="ce4"/>
        <table:table-column table:style-name="co22" table:default-cell-style-name="ce4"/>
        <table:table-column table:style-name="co23" table:number-columns-repeated="2" table:default-cell-style-name="ce4"/>
        <table:table-column table:style-name="co1" table:number-columns-repeated="240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ENCLOS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clo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6"/>
          <table:table-cell table:style-name="ce6" office:value-type="string">
            <text:p>elabel=Préciser la référence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ESPECE")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3]+10" office:value-type="float" office:value="60">
            <text:p>6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6]+10" office:value-type="float" office:value="90">
            <text:p>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7]+10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8]+10" office:value-type="float" office:value="110">
            <text:p>11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ANIMAL")</text:p>
          </table:table-cell>
          <table:table-cell table:style-name="ce6" table:formula="of:=[.H19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 table:number-rows-repeated="2">
          <table:table-cell table:style-name="ce25" table:number-columns-repeated="16"/>
          <table:table-cell table:style-name="Default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nimal" table:style-name="ta4" table:print="false">
        <office:forms form:automatic-focus="false" form:apply-design-mode="false"/>
        <table:table-column table:style-name="co1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19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2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1" table:number-columns-repeated="242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ANIMAL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SPECE%&amp;classid=ESPECE&amp;ES_NOM=%CT%</text:p>
          </table:table-cell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: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ANIMAL'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NFANT%&amp;classid=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CARNETSANTE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ENCLOS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ANIMAL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5" table:print="false">
        <office:forms form:automatic-focus="false" form:apply-design-mode="false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1" table:number-columns-repeated="3" table:default-cell-style-name="ce4"/>
        <table:table-column table:style-name="co39" table:default-cell-style-name="ce4"/>
        <table:table-column table:style-name="co40" table:default-cell-style-name="ce4"/>
        <table:table-column table:style-name="co20" table:default-cell-style-name="ce4"/>
        <table:table-column table:style-name="co41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1" table:default-cell-style-name="ce4"/>
        <table:table-column table:style-name="co45" table:default-cell-style-name="ce4"/>
        <table:table-column table:style-name="co1" table:number-columns-repeated="240" table:default-cell-style-name="ce4"/>
        <table:table-row table:style-name="ro1">
          <table:table-cell table:style-name="ce35" office:value-type="string">
            <text:p>// </text:p>
          </table:table-cell>
          <table:table-cell table:style-name="ce35" office:value-type="string">
            <text:p>fromid</text:p>
          </table:table-cell>
          <table:table-cell table:style-name="ce35" office:value-type="string">
            <text:p>titre</text:p>
          </table:table-cell>
          <table:table-cell table:style-name="ce40" office:value-type="string">
            <text:p>id</text:p>
          </table:table-cell>
          <table:table-cell table:style-name="ce40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1">
          <table:table-cell table:style-name="ce38" office:value-type="string">
            <text:p>BEGIN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carnet de sante</text:p>
          </table:table-cell>
          <table:table-cell table:style-name="ce43" table:number-columns-repeated="2"/>
          <table:table-cell table:style-name="ce43" office:value-type="string">
            <text:p>CARNETSANTE</text:p>
          </table:table-cell>
          <table:table-cell table:style-name="ce43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6" office:value-type="string">
            <text:p>need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 office:value-type="string">
            <text:p>constraint</text:p>
          </table:table-cell>
          <table:table-cell table:style-name="ce36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5" office:value-type="string">
            <text:p>CA_IDENTIFICATION</text:p>
          </table:table-cell>
          <table:table-cell table:style-name="ce35"/>
          <table:table-cell table:style-name="ce35" office:value-type="string">
            <text:p>Identification</text:p>
          </table:table-cell>
          <table:table-cell table:style-name="ce35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4" office:value-type="string">
            <text:p>CA_NOM</text:p>
          </table:table-cell>
          <table:table-cell table:style-name="ce44" office:value-type="string">
            <text:p>CA_IDENTIFICATION</text:p>
          </table:table-cell>
          <table:table-cell table:style-name="ce44" office:value-type="string">
            <text:p>nom de l'animal</text:p>
          </table:table-cell>
          <table:table-cell table:style-name="ce44" office:value-type="string">
            <text:p>Y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4" office:value-type="float" office:value="10">
            <text:p>10</text:p>
          </table:table-cell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%S%&amp;app=FDL&amp;action=FDL_CARD&amp;latest=Y&amp;id=%CA_IDNOM%</text:p>
          </table:table-cell>
          <table:table-cell table:style-name="ce44" office:value-type="string">
            <text:p>fdl.php</text:p>
          </table:table-cell>
          <table:table-cell table:style-name="ce44" office:value-type="string">
            <text:p>lfamilyvalues(D, ANIMAL, CA_NOM , 'INITID',"TITLE"):CA_IDNOM, CA_NOM</text:p>
          </table:table-cell>
          <table:table-cell table:style-name="ce44" office:value-type="string">
            <text:p>%S%app=GENERIC&amp;action=GENERIC_EDIT&amp;id=%CA_IDNOM%&amp;classid={ANIMAL}&amp;AN_NOM=%CA_NOM%</text:p>
          </table:table-cell>
          <table:table-cell table:style-name="ce44" table:number-columns-repeated="2"/>
          <table:table-cell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4" office:value-type="string">
            <text:p>CA_IDNOM</text:p>
          </table:table-cell>
          <table:table-cell table:style-name="ce44" office:value-type="string">
            <text:p>CA_IDENTIFICATION</text:p>
          </table:table-cell>
          <table:table-cell table:style-name="ce44" office:value-type="string">
            <text:p>identifiant de l'animal</text:p>
          </table:table-cell>
          <table:table-cell table:style-name="ce4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4" office:value-type="string">
            <text:p>docid("ANIMAL")</text:p>
          </table:table-cell>
          <table:table-cell table:style-name="ce44" office:value-type="float" office:value="20">
            <text:p>20</text:p>
          </table:table-cell>
          <table:table-cell table:style-name="ce44" office:value-type="string">
            <text:p>H</text:p>
          </table:table-cell>
          <table:table-cell table:style-name="ce44" table:number-columns-repeated="3"/>
          <table:table-cell table:style-name="ce44" office:value-type="string">
            <text:p>::getTitle(ca_idnom):ca_nom</text:p>
          </table:table-cell>
          <table:table-cell table:style-name="ce44" table:number-columns-repeated="3"/>
          <table:table-cell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35" office:value-type="string">
            <text:p>CA_INTERVENTION</text:p>
          </table:table-cell>
          <table:table-cell table:style-name="ce35"/>
          <table:table-cell table:style-name="ce35" office:value-type="string">
            <text:p>Intervention</text:p>
          </table:table-cell>
          <table:table-cell table:style-name="ce35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5" office:value-type="string">
            <text:p>CA_INTERVENTION_T</text:p>
          </table:table-cell>
          <table:table-cell table:style-name="ce45" office:value-type="string">
            <text:p>CA_INTERVENTION</text:p>
          </table:table-cell>
          <table:table-cell table:style-name="ce45" office:value-type="string">
            <text:p>liste intervention</text:p>
          </table:table-cell>
          <table:table-cell table:style-name="ce45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5" office:value-type="string">
            <text:p>array</text:p>
          </table:table-cell>
          <table:table-cell table:style-name="ce45" office:value-type="float" office:value="30">
            <text:p>3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4" office:value-type="string">
            <text:p>CA_DATE</text:p>
          </table:table-cell>
          <table:table-cell table:style-name="ce44" office:value-type="string">
            <text:p>CA_INTERVENTION_T</text:p>
          </table:table-cell>
          <table:table-cell table:style-name="ce44" office:value-type="string">
            <text:p>date</text:p>
          </table:table-cell>
          <table:table-cell table:style-name="ce4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4" office:value-type="string">
            <text:p>date</text:p>
          </table:table-cell>
          <table:table-cell table:style-name="ce44" office:value-type="float" office:value="40">
            <text:p>4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4" office:value-type="string">
            <text:p>CA_DESCRIPTION</text:p>
          </table:table-cell>
          <table:table-cell table:style-name="ce44" office:value-type="string">
            <text:p>CA_INTERVENTION_T</text:p>
          </table:table-cell>
          <table:table-cell table:style-name="ce44" office:value-type="string">
            <text:p>description</text:p>
          </table:table-cell>
          <table:table-cell table:style-name="ce4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office:value-type="float" office:value="50">
            <text:p>5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4" office:value-type="string">
            <text:p>CA_IDVETERINAIRE</text:p>
          </table:table-cell>
          <table:table-cell table:style-name="ce44" office:value-type="string">
            <text:p>CA_INTERVENTION_T</text:p>
          </table:table-cell>
          <table:table-cell table:style-name="ce44" office:value-type="string">
            <text:p>id veterinaire</text:p>
          </table:table-cell>
          <table:table-cell table:style-name="ce4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4" office:value-type="string">
            <text:p>docid</text:p>
          </table:table-cell>
          <table:table-cell table:style-name="ce44" office:value-type="float" office:value="59">
            <text:p>59</text:p>
          </table:table-cell>
          <table:table-cell table:style-name="ce44" office:value-type="string">
            <text:p>H</text:p>
          </table:table-cell>
          <table:table-cell table:style-name="ce44" table:number-columns-repeated="3"/>
          <table:table-cell table:style-name="ce44" office:value-type="string">
            <text:p>::getTitle(ca_idveterinaire):ca_veterinaire</text:p>
          </table:table-cell>
          <table:table-cell table:style-name="ce44" table:number-columns-repeated="3"/>
          <table:table-cell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4" office:value-type="string">
            <text:p>CA_VETERINAIRE</text:p>
          </table:table-cell>
          <table:table-cell table:style-name="ce44" office:value-type="string">
            <text:p>CA_INTERVENTION_T</text:p>
          </table:table-cell>
          <table:table-cell table:style-name="ce44" office:value-type="string">
            <text:p>veterinaire</text:p>
          </table:table-cell>
          <table:table-cell table:style-name="ce4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office:value-type="float" office:value="60">
            <text:p>60</text:p>
          </table:table-cell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%S%&amp;app=FDL&amp;action=FDL_CARD&amp;id=%CA_IDVETERINAIRE%</text:p>
          </table:table-cell>
          <table:table-cell table:style-name="ce44" office:value-type="string">
            <text:p>fdl.php</text:p>
          </table:table-cell>
          <table:table-cell table:style-name="ce44" office:value-type="string">
            <text:p>lfamily(D,VETERINAIRE,CA_VETERINAIRE):CA_IDVETERINAIRE,CA_VETERINAIRE</text:p>
          </table:table-cell>
          <table:table-cell table:style-name="ce44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44"/>
          <table:table-cell table:style-name="ce44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4" office:value-type="string">
            <text:p>CA_MALADIE</text:p>
          </table:table-cell>
          <table:table-cell table:style-name="ce44"/>
          <table:table-cell table:style-name="ce44" office:value-type="string">
            <text:p>maladie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menu</text:p>
          </table:table-cell>
          <table:table-cell table:style-name="ce44" table:number-columns-repeated="3"/>
          <table:table-cell table:style-name="ce44" office:value-type="string">
            <text:p>%S%&amp;app=FDL&amp;action=IMPCARD&amp;zone=ZOO:MALADIE&amp;id=%I%</text:p>
          </table:table-cell>
          <table:table-cell table:style-name="ce44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EFAULT</text:p>
          </table:table-cell>
          <table:table-cell office:value-type="string">
            <text:p>CA_IDVETERINAIRE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CA_VETERINAIRE</text:p>
          </table:table-cell>
          <table:table-cell office:value-type="string">
            <text:p>::getTitle(CA_IDVETERINAIRE)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8" office:value-type="string">
            <text:p>END</text:p>
          </table:table-cell>
          <table:table-cell table:style-name="ce43" office:value-type="float" office:value="0">
            <text:p>0</text:p>
          </table:table-cell>
          <table:table-cell table:style-name="ce43" table:number-columns-repeated="14"/>
          <table:table-cell table:number-columns-repeated="240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trée" table:style-name="ta6" table:print="false">
        <table:table-column table:style-name="co1" table:default-cell-style-name="ce4"/>
        <table:table-column table:style-name="co25" table:default-cell-style-name="ce4"/>
        <table:table-column table:style-name="co46" table:default-cell-style-name="ce4"/>
        <table:table-column table:style-name="co47" table:default-cell-style-name="ce4"/>
        <table:table-column table:style-name="co1" table:number-columns-repeated="2" table:default-cell-style-name="ce4"/>
        <table:table-column table:style-name="co48" table:default-cell-style-name="ce4"/>
        <table:table-column table:style-name="co1" table:number-columns-repeated="3" table:default-cell-style-name="ce4"/>
        <table:table-column table:style-name="co49" table:default-cell-style-name="ce4"/>
        <table:table-column table:style-name="co1" table:default-cell-style-name="ce4"/>
        <table:table-column table:style-name="co50" table:default-cell-style-name="ce4"/>
        <table:table-column table:style-name="co1" table:default-cell-style-name="ce4"/>
        <table:table-column table:style-name="co51" table:default-cell-style-name="ce4"/>
        <table:table-column table:style-name="co52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47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47" office:value-type="string">
            <text:p>Prix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47" office:value-type="string">
            <text:p>R</text:p>
          </table:table-cell>
          <table:table-cell table:style-name="ce47" table:number-columns-repeated="7"/>
          <table:table-cell table:style-name="Default"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ENT_PRINTTICKET</text:p>
          </table:table-cell>
          <table:table-cell table:style-name="ce48"/>
          <table:table-cell table:style-name="ce48" office:value-type="string">
            <text:p>Tickets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menu</text:p>
          </table:table-cell>
          <table:table-cell table:style-name="ce48" office:value-type="float" office:value="10">
            <text:p>10</text:p>
          </table:table-cell>
          <table:table-cell table:style-name="ce48" office:value-type="string">
            <text:p>W</text:p>
          </table:table-cell>
          <table:table-cell table:style-name="ce48"/>
          <table:table-cell table:style-name="ce15" office:value-type="string">
            <text:p>%S%app=FDL&amp;action=IMPCARD&amp;zone=ZOO:VIEWTICKETS&amp;id=%I%</text:p>
          </table:table-cell>
          <table:table-cell table:style-name="ce48" table:number-columns-repeated="5"/>
          <table:table-cell table:style-name="Default"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ENT_DAYSALES</text:p>
          </table:table-cell>
          <table:table-cell table:style-name="ce48"/>
          <table:table-cell table:style-name="ce48" office:value-type="string">
            <text:p>Recette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menu</text:p>
          </table:table-cell>
          <table:table-cell table:style-name="ce48" office:value-type="float" office:value="10">
            <text:p>10</text:p>
          </table:table-cell>
          <table:table-cell table:style-name="ce48" office:value-type="string">
            <text:p>W</text:p>
          </table:table-cell>
          <table:table-cell table:style-name="ce48"/>
          <table:table-cell table:style-name="ce15" office:value-type="string">
            <text:p>%S%app=ZOO&amp;action=ZOO_TICKETSALES&amp;date=%ENT_DATE%</text:p>
          </table:table-cell>
          <table:table-cell table:style-name="ce48"/>
          <table:table-cell table:style-name="ce48" office:value-type="string">
            <text:p>::canExecute(ZOO,ZOO_TICKETSALES)</text:p>
          </table:table-cell>
          <table:table-cell table:style-name="ce48" table:number-columns-repeated="2"/>
          <table:table-cell table:style-name="ce48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49" office:value-type="string">
            <text:p>DEFAULT</text:p>
          </table:table-cell>
          <table:table-cell table:style-name="ce49" office:value-type="string">
            <text:p>ENT_IDCAISSIERE</text:p>
          </table:table-cell>
          <table:table-cell table:style-name="ce49" office:value-type="string">
            <text:p>::getUserId()</text:p>
          </table:table-cell>
          <table:table-cell table:style-name="ce49" table:number-columns-repeated="13"/>
          <table:table-cell table:number-columns-repeated="240"/>
        </table:table-row>
        <table:table-row table:style-name="ro1">
          <table:table-cell table:style-name="ce49" office:value-type="string">
            <text:p>DEFAULT</text:p>
          </table:table-cell>
          <table:table-cell table:style-name="ce49" office:value-type="string">
            <text:p>ENT_DATE</text:p>
          </table:table-cell>
          <table:table-cell table:style-name="ce49" office:value-type="string">
            <text:p>::getDate()</text:p>
          </table:table-cell>
          <table:table-cell table:style-name="ce49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7" table:print="false">
        <table:table-column table:style-name="co53" table:default-cell-style-name="ce53"/>
        <table:table-column table:style-name="co54" table:number-columns-repeated="2" table:default-cell-style-name="ce53"/>
        <table:table-column table:style-name="co55" table:default-cell-style-name="ce53"/>
        <table:table-column table:style-name="co1" table:number-columns-repeated="6" table:default-cell-style-name="ce53"/>
        <table:table-column table:style-name="co56" table:default-cell-style-name="ce53"/>
        <table:table-column table:style-name="co57" table:default-cell-style-name="ce53"/>
        <table:table-column table:style-name="co58" table:default-cell-style-name="ce53"/>
        <table:table-column table:style-name="co59" table:default-cell-style-name="ce53"/>
        <table:table-column table:style-name="co60" table:default-cell-style-name="ce53"/>
        <table:table-column table:style-name="co1" table:number-columns-repeated="241" table:default-cell-style-name="ce53"/>
        <table:table-row table:style-name="ro1">
          <table:table-cell table:style-name="ce50" office:value-type="string">
            <text:p>// </text:p>
          </table:table-cell>
          <table:table-cell table:style-name="ce50" office:value-type="string">
            <text:p>fromid</text:p>
          </table:table-cell>
          <table:table-cell table:style-name="ce50" office:value-type="string">
            <text:p>titre</text:p>
          </table:table-cell>
          <table:table-cell table:style-name="ce57" office:value-type="string">
            <text:p>id</text:p>
          </table:table-cell>
          <table:table-cell table:style-name="ce57" office:value-type="string">
            <text:p>class</text:p>
          </table:table-cell>
          <table:table-cell table:style-name="ce50" office:value-type="string">
            <text:p>name</text:p>
          </table:table-cell>
          <table:table-cell table:style-name="ce50" table:number-columns-repeated="250"/>
        </table:table-row>
        <table:table-row table:style-name="ro1">
          <table:table-cell table:style-name="ce51" office:value-type="string">
            <text:p>BEGIN</text:p>
          </table:table-cell>
          <table:table-cell table:style-name="ce61"/>
          <table:table-cell table:style-name="ce61" office:value-type="string">
            <text:p>demande adoption</text:p>
          </table:table-cell>
          <table:table-cell table:style-name="ce61" table:number-columns-repeated="2"/>
          <table:table-cell table:style-name="ce61" office:value-type="string">
            <text:p>DEMANDEADOPTION</text:p>
          </table:table-cell>
          <table:table-cell table:style-name="ce61" table:number-columns-repeated="10"/>
          <table:table-cell table:number-columns-repeated="240"/>
        </table:table-row>
        <table:table-row table:style-name="ro1">
          <table:table-cell table:style-name="ce52" office:value-type="string">
            <text:p>TYPE</text:p>
          </table:table-cell>
          <table:table-cell table:style-name="ce5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54" office:value-type="string">
            <text:p>//</text:p>
          </table:table-cell>
          <table:table-cell table:style-name="ce54" office:value-type="string">
            <text:p>idattr</text:p>
          </table:table-cell>
          <table:table-cell table:style-name="ce54" office:value-type="string">
            <text:p>idframe</text:p>
          </table:table-cell>
          <table:table-cell table:style-name="ce54" office:value-type="string">
            <text:p>label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type</text:p>
          </table:table-cell>
          <table:table-cell table:style-name="ce54" office:value-type="string">
            <text:p>ord</text:p>
          </table:table-cell>
          <table:table-cell table:style-name="ce54" office:value-type="string">
            <text:p>vis</text:p>
          </table:table-cell>
          <table:table-cell table:style-name="ce63" office:value-type="string">
            <text:p>needed</text:p>
          </table:table-cell>
          <table:table-cell table:style-name="ce54" office:value-type="string">
            <text:p>link</text:p>
          </table:table-cell>
          <table:table-cell table:style-name="ce54" office:value-type="string">
            <text:p>phpfile</text:p>
          </table:table-cell>
          <table:table-cell table:style-name="ce54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</text:p>
          </table:table-cell>
          <table:table-cell table:style-name="ce63"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DE_TAB_IDENT</text:p>
          </table:table-cell>
          <table:table-cell table:style-name="ce55"/>
          <table:table-cell table:style-name="ce55" office:value-type="string">
            <text:p>Identificatio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ab</text:p>
          </table:table-cell>
          <table:table-cell table:style-name="ce62" office:value-type="float" office:value="0">
            <text:p>0</text:p>
          </table:table-cell>
          <table:table-cell table:style-name="ce55" office:value-type="string">
            <text:p>W</text:p>
          </table:table-cell>
          <table:table-cell table:style-name="ce62"/>
          <table:table-cell table:style-name="ce55" table:number-columns-repeated="3"/>
          <table:table-cell table:style-name="ce62" table:number-columns-repeated="3"/>
          <table:table-cell table:style-name="ce63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6" office:value-type="string">
            <text:p>DE_REFERENCE</text:p>
          </table:table-cell>
          <table:table-cell table:style-name="ce56" office:value-type="string">
            <text:p>DE_TAB_IDENT</text:p>
          </table:table-cell>
          <table:table-cell table:style-name="ce56" office:value-type="string">
            <text:p>Référence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8" table:formula="of:=[.H8]+10" office:value-type="float" office:value="10">
            <text:p>10</text:p>
          </table:table-cell>
          <table:table-cell table:style-name="ce56" office:value-type="string">
            <text:p>R</text:p>
          </table:table-cell>
          <table:table-cell table:style-name="ce58"/>
          <table:table-cell table:style-name="ce56" table:number-columns-repeated="3"/>
          <table:table-cell table:style-name="ce58" table:number-columns-repeated="3"/>
          <table:table-cell table:style-name="ce63"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0" office:value-type="string">
            <text:p>DE_FR_IDENTIFICATION</text:p>
          </table:table-cell>
          <table:table-cell table:style-name="ce57" office:value-type="string">
            <text:p>DE_TAB_IDENT</text:p>
          </table:table-cell>
          <table:table-cell table:style-name="ce50" office:value-type="string">
            <text:p>Identification demandeur</text:p>
          </table:table-cell>
          <table:table-cell table:style-name="ce50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table:formula="of:=[.H9]+10" office:value-type="float" office:value="20">
            <text:p>2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IDREDAC</text:p>
          </table:table-cell>
          <table:table-cell table:style-name="ce58" office:value-type="string">
            <text:p>DE_FR_IDENTIFICATION</text:p>
          </table:table-cell>
          <table:table-cell table:style-name="ce58" office:value-type="string">
            <text:p>rédacteur id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docid</text:p>
          </table:table-cell>
          <table:table-cell table:style-name="ce58" table:formula="of:=[.H10]+10" office:value-type="float" office:value="30">
            <text:p>3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Y</text:p>
          </table:table-cell>
          <table:table-cell table:style-name="ce58" table:number-columns-repeated="2"/>
          <table:table-cell table:style-name="ce58" office:value-type="string">
            <text:p>::getTitle(DE_IDREDAC):DE_REDAC</text:p>
          </table:table-cell>
          <table:table-cell table:style-name="ce58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REDAC</text:p>
          </table:table-cell>
          <table:table-cell table:style-name="ce58" office:value-type="string">
            <text:p>DE_FR_IDENTIFICATION</text:p>
          </table:table-cell>
          <table:table-cell table:style-name="ce58" office:value-type="string">
            <text:p>rédacteur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table:formula="of:=[.H11]+10" office:value-type="float" office:value="40">
            <text:p>40</text:p>
          </table:table-cell>
          <table:table-cell table:style-name="ce58" office:value-type="string">
            <text:p>W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%S%app=FDL&amp;action=FDL_CARD&amp;id=%DE_IDREDAC%</text:p>
          </table:table-cell>
          <table:table-cell table:style-name="ce58" office:value-type="string">
            <text:p>fdl.php</text:p>
          </table:table-cell>
          <table:table-cell table:style-name="ce58" office:value-type="string">
            <text:p>lfamily(D,IUSER,DE_REDAC):DE_IDREDAC,DE_REDAC</text:p>
          </table:table-cell>
          <table:table-cell table:style-name="ce58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IDDEMAND</text:p>
          </table:table-cell>
          <table:table-cell table:style-name="ce58" office:value-type="string">
            <text:p>DE_FR_IDENTIFICATION</text:p>
          </table:table-cell>
          <table:table-cell table:style-name="ce58" office:value-type="string">
            <text:p>demandeur id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docid</text:p>
          </table:table-cell>
          <table:table-cell table:style-name="ce58" table:formula="of:=[.H10]+10" office:value-type="float" office:value="30">
            <text:p>30</text:p>
          </table:table-cell>
          <table:table-cell table:style-name="ce58" office:value-type="string">
            <text:p>H</text:p>
          </table:table-cell>
          <table:table-cell table:style-name="ce58" table:number-columns-repeated="3"/>
          <table:table-cell table:style-name="ce58" office:value-type="string">
            <text:p>::getTitle(DE_IDDEMAND):DE_DEMAND</text:p>
          </table:table-cell>
          <table:table-cell table:style-name="ce58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DEMAND</text:p>
          </table:table-cell>
          <table:table-cell table:style-name="ce58" office:value-type="string">
            <text:p>DE_FR_IDENTIFICATION</text:p>
          </table:table-cell>
          <table:table-cell table:style-name="ce58" office:value-type="string">
            <text:p>demandeur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table:formula="of:=[.H13]+10" office:value-type="float" office:value="40">
            <text:p>40</text:p>
          </table:table-cell>
          <table:table-cell table:style-name="ce58" office:value-type="string">
            <text:p>W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%S%app=FDL&amp;action=FDL_CARD&amp;id=%DE_IDDEMAND%</text:p>
          </table:table-cell>
          <table:table-cell table:style-name="ce58" office:value-type="string">
            <text:p>zoo.php</text:p>
          </table:table-cell>
          <table:table-cell table:style-name="ce58" office:value-type="string">
            <text:p>getAddress(D,DE_DEMAND):DE_IDDEMAND,DE_DEMAND,DE_POSTALADDRESS,DE_PHONE,DE_MOBILE</text:p>
          </table:table-cell>
          <table:table-cell table:style-name="ce58" table:number-columns-repeated="3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DE_POSTALADDRESS</text:p>
          </table:table-cell>
          <table:table-cell table:style-name="ce58" office:value-type="string">
            <text:p>DE_FR_IDENTIFICATION</text:p>
          </table:table-cell>
          <table:table-cell table:style-name="ce58" office:value-type="string">
            <text:p>Adress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longtext</text:p>
          </table:table-cell>
          <table:table-cell table:style-name="ce58" table:formula="of:=[.H14]+10" office:value-type="float" office:value="50">
            <text:p>5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DE_PHONE</text:p>
          </table:table-cell>
          <table:table-cell table:style-name="ce58" office:value-type="string">
            <text:p>DE_FR_IDENTIFICATION</text:p>
          </table:table-cell>
          <table:table-cell table:style-name="ce58" office:value-type="string">
            <text:p>téléphon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table:formula="of:=[.H15]+10" office:value-type="float" office:value="60">
            <text:p>6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DE_MOBILE</text:p>
          </table:table-cell>
          <table:table-cell table:style-name="ce58" office:value-type="string">
            <text:p>DE_FR_IDENTIFICATION</text:p>
          </table:table-cell>
          <table:table-cell table:style-name="ce58" office:value-type="string">
            <text:p>mobil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table:formula="of:=[.H16]+10" office:value-type="float" office:value="70">
            <text:p>7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DE_FR_ANIDENTIFICATION</text:p>
          </table:table-cell>
          <table:table-cell table:style-name="ce57" office:value-type="string">
            <text:p>DE_TAB_IDENT</text:p>
          </table:table-cell>
          <table:table-cell table:style-name="ce50" office:value-type="string">
            <text:p>Animal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table:formula="of:=[.H17]+10" office:value-type="float" office:value="80">
            <text:p>8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NOM</text:p>
          </table:table-cell>
          <table:table-cell table:style-name="ce58" office:value-type="string">
            <text:p>DE_FR_ANIDENTIFICATION</text:p>
          </table:table-cell>
          <table:table-cell table:style-name="ce58" office:value-type="string">
            <text:p>nom</text:p>
          </table:table-cell>
          <table:table-cell table:style-name="ce58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8" table:formula="of:=[.H18]+10" office:value-type="float" office:value="90">
            <text:p>9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ESPECE</text:p>
          </table:table-cell>
          <table:table-cell table:style-name="ce58" office:value-type="string">
            <text:p>DE_FR_ANIDENTIFICATION</text:p>
          </table:table-cell>
          <table:table-cell table:style-name="ce58" office:value-type="string">
            <text:p>espèce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8" table:formula="of:=[.H19]+10" office:value-type="float" office:value="100">
            <text:p>100</text:p>
          </table:table-cell>
          <table:table-cell table:style-name="ce58" office:value-type="string">
            <text:p>W</text:p>
          </table:table-cell>
          <table:table-cell table:style-name="ce58"/>
          <table:table-cell table:style-name="ce58" office:value-type="string">
            <text:p>%S%&amp;app=FDL&amp;action=FDL_CARD&amp;id=%DE_IDESPECE%</text:p>
          </table:table-cell>
          <table:table-cell table:style-name="ce58" office:value-type="string">
            <text:p>fdl.php</text:p>
          </table:table-cell>
          <table:table-cell table:style-name="ce58" office:value-type="string">
            <text:p>lfamilly(D,ESPECE,DE_ESPECE):DE_IDESPECE,DE_ESPECE</text:p>
          </table:table-cell>
          <table:table-cell table:style-name="ce58" office:value-type="string">
            <text:p>%S%app=GENERIC&amp;action=GENERIC_EDIT&amp;id=%DE_IDESPECE%&amp;classid={ESPECE}&amp;ES_NOM=%DE_ESPECE%</text:p>
          </table:table-cell>
          <table:table-cell table:style-name="ce58" table:number-columns-repeated="2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IDESPECE</text:p>
          </table:table-cell>
          <table:table-cell table:style-name="ce58" office:value-type="string">
            <text:p>DE_FR_ANIDENTIFICATION</text:p>
          </table:table-cell>
          <table:table-cell table:style-name="ce58" office:value-type="string">
            <text:p>id espèce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table:formula="of:=[.H20]+10" office:value-type="float" office:value="110">
            <text:p>110</text:p>
          </table:table-cell>
          <table:table-cell table:style-name="ce58" office:value-type="string">
            <text:p>H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NAISSANCE</text:p>
          </table:table-cell>
          <table:table-cell table:style-name="ce58" office:value-type="string">
            <text:p>DE_FR_ANIDENTIFICATION</text:p>
          </table:table-cell>
          <table:table-cell table:style-name="ce58" office:value-type="string">
            <text:p>date de naissance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8" office:value-type="string">
            <text:p>date</text:p>
          </table:table-cell>
          <table:table-cell table:style-name="ce58" table:formula="of:=[.H21]+10" office:value-type="float" office:value="120">
            <text:p>120</text:p>
          </table:table-cell>
          <table:table-cell table:style-name="ce58" office:value-type="string">
            <text:p>W</text:p>
          </table:table-cell>
          <table:table-cell table:style-name="ce58" table:number-columns-repeated="5"/>
          <table:table-cell table:style-name="ce65" office:value-type="string">
            <text:p>::verifyDate(DE_NAISSANCE)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PHOTO</text:p>
          </table:table-cell>
          <table:table-cell table:style-name="ce58" office:value-type="string">
            <text:p>DE_FR_ANIDENTIFICATION</text:p>
          </table:table-cell>
          <table:table-cell table:style-name="ce58" office:value-type="string">
            <text:p>photo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8" office:value-type="string">
            <text:p>image</text:p>
          </table:table-cell>
          <table:table-cell table:style-name="ce58" table:formula="of:=[.H22]+10" office:value-type="float" office:value="130">
            <text:p>13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DE_TAB_INFO</text:p>
          </table:table-cell>
          <table:table-cell table:style-name="ce55"/>
          <table:table-cell table:style-name="ce55" office:value-type="string">
            <text:p>Complément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ab</text:p>
          </table:table-cell>
          <table:table-cell table:style-name="ce62" office:value-type="float" office:value="0">
            <text:p>0</text:p>
          </table:table-cell>
          <table:table-cell table:style-name="ce55" office:value-type="string">
            <text:p>W</text:p>
          </table:table-cell>
          <table:table-cell table:style-name="ce62" table:number-columns-repeated="7"/>
          <table:table-cell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0" office:value-type="string">
            <text:p>DE_FR_PROVENANCE</text:p>
          </table:table-cell>
          <table:table-cell table:style-name="ce57" office:value-type="string">
            <text:p>DE_TAB_INFO</text:p>
          </table:table-cell>
          <table:table-cell table:style-name="ce50" office:value-type="string">
            <text:p>Provenance</text:p>
          </table:table-cell>
          <table:table-cell table:style-name="ce50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table:formula="of:=[.H23]+10" office:value-type="float" office:value="140">
            <text:p>14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PAYS</text:p>
          </table:table-cell>
          <table:table-cell table:style-name="ce58" office:value-type="string">
            <text:p>DE_FR_PROVENANCE</text:p>
          </table:table-cell>
          <table:table-cell table:style-name="ce58" office:value-type="string">
            <text:p>pays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8" table:formula="of:=[.H25]+10" office:value-type="float" office:value="150">
            <text:p>15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REGION</text:p>
          </table:table-cell>
          <table:table-cell table:style-name="ce58" office:value-type="string">
            <text:p>DE_FR_PROVENANCE</text:p>
          </table:table-cell>
          <table:table-cell table:style-name="ce58" office:value-type="string">
            <text:p>région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8" table:formula="of:=[.H26]+10" office:value-type="float" office:value="160">
            <text:p>16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PROPRIETAIRE</text:p>
          </table:table-cell>
          <table:table-cell table:style-name="ce58" office:value-type="string">
            <text:p>DE_FR_PROVENANCE</text:p>
          </table:table-cell>
          <table:table-cell table:style-name="ce58" office:value-type="string">
            <text:p>propriétaire actuel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8" table:formula="of:=[.H27]+10" office:value-type="float" office:value="170">
            <text:p>170</text:p>
          </table:table-cell>
          <table:table-cell table:style-name="ce58" office:value-type="string">
            <text:p>W</text:p>
          </table:table-cell>
          <table:table-cell table:style-name="ce58"/>
          <table:table-cell table:style-name="ce58" office:value-type="string">
            <text:p>%S%&amp;app=FDL&amp;action=FDL_CARD&amp;id=%DE_IDPROPRIETAIRE%</text:p>
          </table:table-cell>
          <table:table-cell table:style-name="ce58" office:value-type="string">
            <text:p>fdl.php</text:p>
          </table:table-cell>
          <table:table-cell table:style-name="ce58" office:value-type="string">
            <text:p>lfamily(D,USER,DE_PROPRIETAIRE):DE_IDPROPRIETAIRE,DE_PROPRIETAIRE</text:p>
          </table:table-cell>
          <table:table-cell table:style-name="ce58" office:value-type="string">
            <text:p>%S%app=GENERIC&amp;action=GENERIC_EDIT&amp;id=%DE_IDPROPRIETAIRE%&amp;classid={USER}&amp;US_LNAME=%DE_PROPRIETAIRE%</text:p>
          </table:table-cell>
          <table:table-cell table:style-name="ce58" table:number-columns-repeated="2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IDPROPRIETAIRE</text:p>
          </table:table-cell>
          <table:table-cell table:style-name="ce58" office:value-type="string">
            <text:p>DE_FR_PROVENANCE</text:p>
          </table:table-cell>
          <table:table-cell table:style-name="ce58" office:value-type="string">
            <text:p>id propriétaire actuel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table:formula="of:=[.H28]+10" office:value-type="float" office:value="180">
            <text:p>180</text:p>
          </table:table-cell>
          <table:table-cell table:style-name="ce58" office:value-type="string">
            <text:p>H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0" office:value-type="string">
            <text:p>DE_FR_REALISATION</text:p>
          </table:table-cell>
          <table:table-cell table:style-name="ce57" office:value-type="string">
            <text:p>DE_TAB_INFO</text:p>
          </table:table-cell>
          <table:table-cell table:style-name="ce50" office:value-type="string">
            <text:p>Réalisation</text:p>
          </table:table-cell>
          <table:table-cell table:style-name="ce50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table:formula="of:=[.H29]+10" office:value-type="float" office:value="190">
            <text:p>19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DATE</text:p>
          </table:table-cell>
          <table:table-cell table:style-name="ce58" office:value-type="string">
            <text:p>DE_FR_REALISATION</text:p>
          </table:table-cell>
          <table:table-cell table:style-name="ce58" office:value-type="string">
            <text:p>date 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8" office:value-type="string">
            <text:p>date</text:p>
          </table:table-cell>
          <table:table-cell table:style-name="ce58" table:formula="of:=[.H30]+10" office:value-type="float" office:value="200">
            <text:p>200</text:p>
          </table:table-cell>
          <table:table-cell table:style-name="ce58" office:value-type="string">
            <text:p>R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HEURE</text:p>
          </table:table-cell>
          <table:table-cell table:style-name="ce58" office:value-type="string">
            <text:p>DE_FR_REALISATION</text:p>
          </table:table-cell>
          <table:table-cell table:style-name="ce58" office:value-type="string">
            <text:p>heure</text:p>
          </table:table-cell>
          <table:table-cell table:style-name="ce58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8" office:value-type="string">
            <text:p>time </text:p>
          </table:table-cell>
          <table:table-cell table:style-name="ce58" table:formula="of:=[.H31]+10" office:value-type="float" office:value="210">
            <text:p>210</text:p>
          </table:table-cell>
          <table:table-cell table:style-name="ce58" office:value-type="string">
            <text:p>R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0" office:value-type="string">
            <text:p>DE_FR_REFUS</text:p>
          </table:table-cell>
          <table:table-cell table:style-name="ce57" office:value-type="string">
            <text:p>DE_TAB_INFO</text:p>
          </table:table-cell>
          <table:table-cell table:style-name="ce50" office:value-type="string">
            <text:p>Refus</text:p>
          </table:table-cell>
          <table:table-cell table:style-name="ce50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table:formula="of:=[.H32]+10" office:value-type="float" office:value="220">
            <text:p>22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MOTIF</text:p>
          </table:table-cell>
          <table:table-cell table:style-name="ce58" office:value-type="string">
            <text:p>DE_FR_REFUS</text:p>
          </table:table-cell>
          <table:table-cell table:style-name="ce58" office:value-type="string">
            <text:p>Motif du refus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longtext</text:p>
          </table:table-cell>
          <table:table-cell table:style-name="ce58" table:formula="of:=[.H33]+10" office:value-type="float" office:value="230">
            <text:p>230</text:p>
          </table:table-cell>
          <table:table-cell table:style-name="ce58" office:value-type="string">
            <text:p>R</text:p>
          </table:table-cell>
          <table:table-cell table:style-name="ce58" table:number-columns-repeated="7"/>
          <table:table-cell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0" office:value-type="string">
            <text:p>DE_FR_VALID</text:p>
          </table:table-cell>
          <table:table-cell table:style-name="ce57" office:value-type="string">
            <text:p>DE_TAB_INFO</text:p>
          </table:table-cell>
          <table:table-cell table:style-name="ce50" office:value-type="string">
            <text:p>Validation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table:formula="of:=[.H34]+10" office:value-type="float" office:value="240">
            <text:p>24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IDVAL</text:p>
          </table:table-cell>
          <table:table-cell table:style-name="ce58" office:value-type="string">
            <text:p>DE_FR_VALID</text:p>
          </table:table-cell>
          <table:table-cell table:style-name="ce58" office:value-type="string">
            <text:p>Valideur id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table:formula="of:=[.H35]+10" office:value-type="float" office:value="250">
            <text:p>25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58" table:number-columns-repeated="2"/>
          <table:table-cell table:style-name="ce58" office:value-type="string">
            <text:p>::getTitle(DE_IDVAL):DE_VAL</text:p>
          </table:table-cell>
          <table:table-cell table:style-name="ce58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VAL</text:p>
          </table:table-cell>
          <table:table-cell table:style-name="ce58" office:value-type="string">
            <text:p>DE_FR_VALID</text:p>
          </table:table-cell>
          <table:table-cell table:style-name="ce58" office:value-type="string">
            <text:p>Valideur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table:formula="of:=[.H36]+10" office:value-type="float" office:value="260">
            <text:p>260</text:p>
          </table:table-cell>
          <table:table-cell table:style-name="ce58" office:value-type="string">
            <text:p>W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%S%app=FDL&amp;action=FDL_CARD&amp;id=%DE_IDVAL%</text:p>
          </table:table-cell>
          <table:table-cell table:style-name="ce58" office:value-type="string">
            <text:p>usercard.php</text:p>
          </table:table-cell>
          <table:table-cell table:style-name="ce58" office:value-type="string">
            <text:p>members(D,DE_IDGVALID,DE_VAL):DE_IDVAL,DE_VAL</text:p>
          </table:table-cell>
          <table:table-cell table:style-name="ce58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IDREALISED</text:p>
          </table:table-cell>
          <table:table-cell table:style-name="ce58" office:value-type="string">
            <text:p>DE_FR_VALID</text:p>
          </table:table-cell>
          <table:table-cell table:style-name="ce58" office:value-type="string">
            <text:p>réalisation id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table:formula="of:=[.H37]+10" office:value-type="float" office:value="270">
            <text:p>27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58" table:number-columns-repeated="2"/>
          <table:table-cell table:style-name="ce58" office:value-type="string">
            <text:p>::getTitle(DE_IDREALISED):DE_REALISED</text:p>
          </table:table-cell>
          <table:table-cell table:style-name="ce58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8" office:value-type="string">
            <text:p>DE_REALISED</text:p>
          </table:table-cell>
          <table:table-cell table:style-name="ce58" office:value-type="string">
            <text:p>DE_FR_VALID</text:p>
          </table:table-cell>
          <table:table-cell table:style-name="ce58" office:value-type="string">
            <text:p>réalisatio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table:formula="of:=[.H38]+10" office:value-type="float" office:value="280">
            <text:p>280</text:p>
          </table:table-cell>
          <table:table-cell table:style-name="ce58" office:value-type="string">
            <text:p>W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%S%app=FDL&amp;action=FDL_CARD&amp;id=%DE_IDREALISED%</text:p>
          </table:table-cell>
          <table:table-cell table:style-name="ce58" office:value-type="string">
            <text:p>usercard.php</text:p>
          </table:table-cell>
          <table:table-cell table:style-name="ce58" office:value-type="string">
            <text:p>members(D,DE_IDGREAL,DE_REALISED):DE_IDREALISED,DE_REALISED</text:p>
          </table:table-cell>
          <table:table-cell table:style-name="ce58" table:number-columns-repeated="3"/>
          <table:table-cell table:number-columns-repeated="240"/>
        </table:table-row>
        <table:table-row table:style-name="ro1">
          <table:table-cell table:style-name="ce59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64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50" office:value-type="string">
            <text:p>PARAM</text:p>
          </table:table-cell>
          <table:table-cell table:style-name="ce50" office:value-type="string">
            <text:p>DE_FR_PVAL</text:p>
          </table:table-cell>
          <table:table-cell table:style-name="ce50"/>
          <table:table-cell table:style-name="ce50" office:value-type="string">
            <text:p>Validation groupe</text:p>
          </table:table-cell>
          <table:table-cell table:style-name="ce50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office:value-type="float" office:value="0">
            <text:p>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64" office:value-type="string">
            <text:p>Y</text:p>
          </table:table-cell>
          <table:table-cell table:style-name="ce64" table:number-columns-repeated="2"/>
          <table:table-cell table:style-name="ce64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64" office:value-type="string">
            <text:p>Y</text:p>
          </table:table-cell>
          <table:table-cell table:style-name="ce64" office:value-type="string">
            <text:p>%S%app=FDL&amp;action=FDL_CARD&amp;id=%DE_IDGVALID%</text:p>
          </table:table-cell>
          <table:table-cell table:style-name="ce64" office:value-type="string">
            <text:p>fdl.php</text:p>
          </table:table-cell>
          <table:table-cell table:style-name="ce64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60" office:value-type="string">
            <text:p>DEFAULT</text:p>
          </table:table-cell>
          <table:table-cell table:style-name="ce60" office:value-type="string">
            <text:p>DE_IDREDAC</text:p>
          </table:table-cell>
          <table:table-cell table:style-name="ce60" office:value-type="string">
            <text:p>::userDocid()</text:p>
          </table:table-cell>
          <table:table-cell table:style-name="ce60" table:number-columns-repeated="13"/>
          <table:table-cell table:number-columns-repeated="240"/>
        </table:table-row>
        <table:table-row table:style-name="ro1">
          <table:table-cell table:style-name="ce60" office:value-type="string">
            <text:p>DEFAULT</text:p>
          </table:table-cell>
          <table:table-cell table:style-name="ce60" office:value-type="string">
            <text:p>DE_REDAC</text:p>
          </table:table-cell>
          <table:table-cell table:style-name="ce60" office:value-type="string">
            <text:p>::getTitle(DE_IDREDAC)</text:p>
          </table:table-cell>
          <table:table-cell table:style-name="ce60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64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61" office:value-type="string">
            <text:p>END</text:p>
          </table:table-cell>
          <table:table-cell table:style-name="ce61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8" table:print="false">
        <table:table-column table:style-name="co1" table:default-cell-style-name="ce4"/>
        <table:table-column table:style-name="co61" table:default-cell-style-name="ce4"/>
        <table:table-column table:style-name="co62" table:default-cell-style-name="ce4"/>
        <table:table-column table:style-name="co51" table:default-cell-style-name="ce4"/>
        <table:table-column table:style-name="co63" table:default-cell-style-name="ce4"/>
        <table:table-column table:style-name="co64" table:default-cell-style-name="ce4"/>
        <table:table-column table:style-name="co65" table:default-cell-style-name="ce4"/>
        <table:table-column table:style-name="co1" table:number-columns-repeated="2" table:default-cell-style-name="ce4"/>
        <table:table-column table:style-name="co66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fromid</text:p>
          </table:table-cell>
          <table:table-cell table:style-name="ce66" office:value-type="string">
            <text:p>title</text:p>
          </table:table-cell>
          <table:table-cell table:style-name="ce66" office:value-type="string">
            <text:p>special id</text:p>
          </table:table-cell>
          <table:table-cell table:style-name="ce66" office:value-type="string">
            <text:p>classname</text:p>
          </table:table-cell>
          <table:table-cell table:style-name="ce66" office:value-type="string">
            <text:p>name</text:p>
          </table:table-cell>
          <table:table-cell table:style-name="ce66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67" office:value-type="string">
            <text:p>//</text:p>
          </table:table-cell>
          <table:table-cell table:style-name="ce67" office:value-type="string">
            <text:p>idattr</text:p>
          </table:table-cell>
          <table:table-cell table:style-name="ce67" office:value-type="string">
            <text:p>idframe</text:p>
          </table:table-cell>
          <table:table-cell table:style-name="ce67" office:value-type="string">
            <text:p>label</text:p>
          </table:table-cell>
          <table:table-cell table:style-name="ce67" office:value-type="string">
            <text:p>T</text:p>
          </table:table-cell>
          <table:table-cell table:style-name="ce67" office:value-type="string">
            <text:p>A</text:p>
          </table:table-cell>
          <table:table-cell table:style-name="ce67" office:value-type="string">
            <text:p>type</text:p>
          </table:table-cell>
          <table:table-cell table:style-name="ce67" office:value-type="string">
            <text:p>ord</text:p>
          </table:table-cell>
          <table:table-cell table:style-name="ce67" office:value-type="string">
            <text:p>vis</text:p>
          </table:table-cell>
          <table:table-cell table:style-name="ce68" office:value-type="string">
            <text:p>needed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phpfile</text:p>
          </table:table-cell>
          <table:table-cell table:style-name="ce67" office:value-type="string">
            <text:p>phpfunc</text:p>
          </table:table-cell>
          <table:table-cell table:style-name="ce68" office:value-type="string">
            <text:p>elink</text:p>
          </table:table-cell>
          <table:table-cell table:style-name="ce68" office:value-type="string">
            <text:p>constraint</text:p>
          </table:table-cell>
          <table:table-cell table:style-name="ce68" office:value-type="string">
            <text:p>option</text:p>
          </table:table-cell>
          <table:table-cell table:style-name="ce63" table:number-columns-repeated="240"/>
        </table:table-row>
        <table:table-row table:style-name="ro1">
          <table:table-cell table:style-name="ce50" office:value-type="string">
            <text:p>PARAM</text:p>
          </table:table-cell>
          <table:table-cell table:style-name="ce50" office:value-type="string">
            <text:p>WAD_FR_TRANSITION</text:p>
          </table:table-cell>
          <table:table-cell table:style-name="ce50"/>
          <table:table-cell table:style-name="ce50" office:value-type="string">
            <text:p>Paramètre de transition</text:p>
          </table:table-cell>
          <table:table-cell table:style-name="ce50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office:value-type="float" office:value="10">
            <text:p>1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style-name="ce53" table:number-columns-repeated="240"/>
        </table:table-row>
        <table:table-row table:style-name="ro1">
          <table:table-cell table:style-name="ce53" office:value-type="string">
            <text:p>PARAM</text:p>
          </table:table-cell>
          <table:table-cell table:style-name="ce53" office:value-type="string">
            <text:p>WAD_REFUS</text:p>
          </table:table-cell>
          <table:table-cell table:style-name="ce53" table:formula="of:=[.B7]" office:value-type="string" office:string-value="WAD_FR_TRANSITION">
            <text:p>WAD_FR_TRANSITION</text:p>
          </table:table-cell>
          <table:table-cell table:style-name="ce53" office:value-type="string">
            <text:p>Motif de Refu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longtext</text:p>
          </table:table-cell>
          <table:table-cell table:style-name="ce53" table:formula="of:=[.H7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246"/>
        </table:table-row>
        <table:table-row table:style-name="ro1">
          <table:table-cell table:style-name="ce50" office:value-type="string">
            <text:p>PARAM</text:p>
          </table:table-cell>
          <table:table-cell table:style-name="ce50" office:value-type="string">
            <text:p>WAD_FR_MAIL</text:p>
          </table:table-cell>
          <table:table-cell table:style-name="ce50"/>
          <table:table-cell table:style-name="ce50" office:value-type="string">
            <text:p>Modèle de courriels</text:p>
          </table:table-cell>
          <table:table-cell table:style-name="ce50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table:formula="of:=[.H8]+10" office:value-type="float" office:value="30">
            <text:p>3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style-name="ce53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53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53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53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53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 table:number-rows-repeated="4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table:table-column table:style-name="co1" table:default-cell-style-name="ce4"/>
        <table:table-column table:style-name="co67" table:default-cell-style-name="ce4"/>
        <table:table-column table:style-name="co68" table:default-cell-style-name="ce4"/>
        <table:table-column table:style-name="co51" table:default-cell-style-name="ce4"/>
        <table:table-column table:style-name="co69" table:default-cell-style-name="ce4"/>
        <table:table-column table:style-name="co1" table:default-cell-style-name="ce4"/>
        <table:table-column table:style-name="co70" table:default-cell-style-name="ce4"/>
        <table:table-column table:style-name="co6" table:number-columns-repeated="3" table:default-cell-style-name="ce12"/>
        <table:table-column table:style-name="co71" table:default-cell-style-name="ce12"/>
        <table:table-column table:style-name="co6" table:default-cell-style-name="ce12"/>
        <table:table-column table:style-name="co72" table:default-cell-style-name="ce12"/>
        <table:table-column table:style-name="co73" table:default-cell-style-name="ce12"/>
        <table:table-column table:style-name="co6" table:number-columns-repeated="242" table:default-cell-style-name="ce12"/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fromid</text:p>
          </table:table-cell>
          <table:table-cell table:style-name="ce66" office:value-type="string">
            <text:p>title</text:p>
          </table:table-cell>
          <table:table-cell table:style-name="ce66" office:value-type="string">
            <text:p>special id</text:p>
          </table:table-cell>
          <table:table-cell table:style-name="ce66" office:value-type="string">
            <text:p>classname</text:p>
          </table:table-cell>
          <table:table-cell table:style-name="ce66" office:value-type="string">
            <text:p>name</text:p>
          </table:table-cell>
          <table:table-cell table:style-name="ce66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50" office:value-type="string">
            <text:p>PARAM</text:p>
          </table:table-cell>
          <table:table-cell table:style-name="ce50" office:value-type="string">
            <text:p>WAN_FR_TRANSITION</text:p>
          </table:table-cell>
          <table:table-cell table:style-name="ce50"/>
          <table:table-cell table:style-name="ce50" office:value-type="string">
            <text:p>Paramètre de transition</text:p>
          </table:table-cell>
          <table:table-cell table:style-name="ce50" office:value-type="string">
            <text:p>N</text:p>
          </table:table-cell>
          <table:table-cell table:style-name="ce57" office:value-type="string">
            <text:p>N</text:p>
          </table:table-cell>
          <table:table-cell table:style-name="ce50" office:value-type="string">
            <text:p>frame</text:p>
          </table:table-cell>
          <table:table-cell table:style-name="ce50" office:value-type="float" office:value="0">
            <text:p>0</text:p>
          </table:table-cell>
          <table:table-cell table:style-name="ce50" office:value-type="string">
            <text:p>W</text:p>
          </table:table-cell>
          <table:table-cell table:style-name="ce50" table:number-columns-repeated="7"/>
          <table:table-cell table:style-name="ce53" table:number-columns-repeated="240"/>
        </table:table-row>
        <table:table-row table:style-name="ro1">
          <table:table-cell table:style-name="ce41" office:value-type="string">
            <text:p>PARAM</text:p>
          </table:table-cell>
          <table:table-cell table:style-name="ce44" office:value-type="string">
            <text:p>WAN_VETO</text:p>
          </table:table-cell>
          <table:table-cell table:style-name="ce44" table:formula="of:=[.B7]" office:value-type="string" office:string-value="WAN_FR_TRANSITION">
            <text:p>WAN_FR_TRANSITION</text:p>
          </table:table-cell>
          <table:table-cell table:style-name="ce44" office:value-type="string">
            <text:p>vétérinaire</text:p>
          </table:table-cell>
          <table:table-cell table:style-name="ce44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docid('VETERINAIRE')</text:p>
          </table:table-cell>
          <table:table-cell table:style-name="ce44" office:value-type="float" office:value="10">
            <text:p>1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4" table:default-cell-style-name="ce4"/>
        <table:table-column table:style-name="co75" table:default-cell-style-name="ce4"/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9" office:value-type="string">
            <text:p>MODATTR</text:p>
          </table:table-cell>
          <table:table-cell table:style-name="ce69" office:value-type="string">
            <text:p>US_SECR</text:p>
          </table:table-cell>
          <table:table-cell table:style-name="ce69" table:number-columns-repeated="6"/>
          <table:table-cell table:style-name="ce69" office:value-type="string">
            <text:p>H</text:p>
          </table:table-cell>
          <table:table-cell table:style-name="ce6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88" table:number-columns-repeated="2" table:default-cell-style-name="ce4"/>
        <table:table-column table:style-name="co89" table:default-cell-style-name="ce4"/>
        <table:table-column table:style-name="co1" table:number-columns-repeated="2" table:default-cell-style-name="ce4"/>
        <table:table-column table:style-name="co90" table:default-cell-style-name="ce4"/>
        <table:table-column table:style-name="co1" table:number-columns-repeated="5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65" office:value-type="string">
            <text:p>ATTR</text:p>
          </table:table-cell>
          <table:table-cell table:style-name="ce65" office:value-type="string">
            <text:p>US_DEBGARDE</text:p>
          </table:table-cell>
          <table:table-cell table:style-name="ce65" office:value-type="string">
            <text:p>US_FR_GARDE</text:p>
          </table:table-cell>
          <table:table-cell table:style-name="ce65" office:value-type="string">
            <text:p>Début Heure Garde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time</text:p>
          </table:table-cell>
          <table:table-cell table:style-name="ce65" office:value-type="float" office:value="270">
            <text:p>270</text:p>
          </table:table-cell>
          <table:table-cell table:style-name="ce65" office:value-type="string">
            <text:p>W</text:p>
          </table:table-cell>
          <table:table-cell table:style-name="ce65" table:number-columns-repeated="6"/>
          <table:table-cell table:style-name="ce70"/>
          <table:table-cell table:number-columns-repeated="240"/>
        </table:table-row>
        <table:table-row table:style-name="ro1">
          <table:table-cell table:style-name="ce65" office:value-type="string">
            <text:p>ATTR</text:p>
          </table:table-cell>
          <table:table-cell table:style-name="ce65" office:value-type="string">
            <text:p>US_FINGARDE</text:p>
          </table:table-cell>
          <table:table-cell table:style-name="ce65" office:value-type="string">
            <text:p>US_FR_GARDE</text:p>
          </table:table-cell>
          <table:table-cell table:style-name="ce65" office:value-type="string">
            <text:p>Fin Heure Garde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time</text:p>
          </table:table-cell>
          <table:table-cell table:style-name="ce65" office:value-type="float" office:value="271">
            <text:p>271</text:p>
          </table:table-cell>
          <table:table-cell table:style-name="ce65" office:value-type="string">
            <text:p>W</text:p>
          </table:table-cell>
          <table:table-cell table:style-name="ce65" table:number-columns-repeated="6"/>
          <table:table-cell table:style-name="ce7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71"/>
          <table:table-cell table:number-columns-repeated="240"/>
        </table:table-row>
        <table:table-row table:style-name="ro1">
          <table:table-cell table:style-name="ce65" office:value-type="string">
            <text:p>ATTR</text:p>
          </table:table-cell>
          <table:table-cell table:style-name="ce65" office:value-type="string">
            <text:p>US_SPECIALITE</text:p>
          </table:table-cell>
          <table:table-cell table:style-name="ce65" office:value-type="string">
            <text:p>US_SPECIALITE_T</text:p>
          </table:table-cell>
          <table:table-cell table:style-name="ce65" office:value-type="string">
            <text:p>Spécialité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docid("ESPECE")</text:p>
          </table:table-cell>
          <table:table-cell table:style-name="ce65" office:value-type="float" office:value="273">
            <text:p>273</text:p>
          </table:table-cell>
          <table:table-cell table:style-name="ce65" office:value-type="string">
            <text:p>W</text:p>
          </table:table-cell>
          <table:table-cell table:style-name="ce65" table:number-columns-repeated="6"/>
          <table:table-cell table:style-name="ce70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office:forms form:automatic-focus="false" form:apply-design-mode="false"/>
        <table:table-column table:style-name="co1" table:default-cell-style-name="ce4"/>
        <table:table-column table:style-name="co92" table:number-columns-repeated="2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90" table:default-cell-style-name="ce4"/>
        <table:table-column table:style-name="co1" table:number-columns-repeated="3" table:default-cell-style-name="ce4"/>
        <table:table-column table:style-name="co94" table:default-cell-style-name="ce4"/>
        <table:table-column table:style-name="co1" table:default-cell-style-name="ce4"/>
        <table:table-column table:style-name="co95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&amp;mime=application/vnd.oasis.opendocument.text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0">20/01/2010</text:date>, <text:time>14:4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1-20T14:48:21</dc:date>
    <meta:editing-cycles>130</meta:editing-cycles>
    <meta:editing-duration>PT86H43M37S</meta:editing-duration>
    <dc:creator>Eric Brison</dc:creator>
    <meta:document-statistic meta:table-count="12" meta:cell-count="1711" meta:object-count="0"/>
    <meta:user-defined meta:name="Info 1"/>
    <meta:user-defined meta:name="Info 2"/>
    <meta:user-defined meta:name="Info 3"/>
    <meta:user-defined meta:name="Info 4"/>
  </office:meta>
</office:document-meta>
</file>